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C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  <style:text-properties fo:language="es" fo:country="CO"/>
    </style:style>
    <style:style style:name="P4" style:family="paragraph" style:parent-style-name="Text_20_body" style:list-style-name="L1">
      <style:text-properties fo:language="es" fo:country="CO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16abbb"/>
    </style:style>
    <style:style style:name="T2" style:family="text">
      <style:text-properties fo:language="es" fo:country="CO"/>
    </style:style>
    <style:style style:name="T3" style:family="text">
      <style:text-properties fo:language="es" fo:country="CO" officeooo:rsid="0016abb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Nombre de la web app:</text:span></text:span><text:span text:style-name="T2"> EasyEats</text:span></text:p>
      <text:p text:style-name="Text_20_body"><text:span text:style-name="Strong_20_Emphasis"><text:span text:style-name="T2">Descripción General:</text:span></text:span><text:span text:style-name="T2"><text:line-break/>EasyEats es una aplicación web de recomendación de recetas que ayuda a los usuarios a descubrir nuevas recetas en función de sus preferencias dietéticas, habilidades culinarias e ingredientes disponibles. Los usuarios pueden registrar sus perfiles, gestionar recetas, y buscar recetas según </text:span><text:span text:style-name="T3">sus preferencias.</text:span></text:p>
      <text:p text:style-name="Text_20_body"><text:span text:style-name="Strong_20_Emphasis"><text:span text:style-name="T2">Requisitos Funcionales:</text:span></text:span></text:p>
      <text:list text:style-name="L1">
        <text:list-item>
          <text:p text:style-name="P2"><text:span text:style-name="Strong_20_Emphasis"><text:span text:style-name="T2">Registro y Gestión de Perfil de Usuario</text:span></text:span></text:p>
          <text:list>
            <text:list-item>
              <text:p text:style-name="P3">Registro de usuario con preferencias dietéticas y nivel de habilidad culinaria.</text:p>
            </text:list-item>
            <text:list-item>
              <text:p text:style-name="P3">Edición y actualización del perfil del usuario.</text:p>
            </text:list-item>
          </text:list>
        </text:list-item>
        <text:list-item>
          <text:p text:style-name="P2"><text:span text:style-name="Strong_20_Emphasis"><text:span text:style-name="T2">Gestión de Recetas</text:span></text:span></text:p>
          <text:list>
            <text:list-item>
              <text:p text:style-name="P3">Agregar nuevas recetas con ingredientes y pasos de preparación.</text:p>
            </text:list-item>
            <text:list-item>
              <text:p text:style-name="P3">Editar y <text:span text:style-name="T1">guardar</text:span> recetas existentes.</text:p>
            </text:list-item>
          </text:list>
        </text:list-item>
        <text:list-item>
          <text:p text:style-name="P2"><text:span text:style-name="Strong_20_Emphasis"><text:span text:style-name="T2">Búsqueda de Recetas </text:span></text:span><text:span text:style-name="Strong_20_Emphasis"><text:span text:style-name="T3">con filtros</text:span></text:span></text:p>
          <text:list>
            <text:list-item>
              <text:p text:style-name="P3">Buscar recetas basadas en los ingredientes disponibles.</text:p>
            </text:list-item>
            <text:list-item>
              <text:p text:style-name="P4">Filtrar recetas según las preferencias dietéticas y nivel de habilidad del usuario.</text:p>
            </text:list-item>
          </text:list>
        </text:list-item>
      </text:list>
      <text:p text:style-name="Text_20_body"><text:span text:style-name="Strong_20_Emphasis"><text:span text:style-name="T2">Posibles Casos de Uso y Entidades:</text:span></text:span></text:p>
      <text:p text:style-name="Text_20_body"><text:span text:style-name="Strong_20_Emphasis"><text:span text:style-name="T2">Casos de Uso:</text:span></text:span></text:p>
      <text:list text:style-name="L2">
        <text:list-item>
          <text:p text:style-name="P5"><text:span text:style-name="Strong_20_Emphasis"><text:span text:style-name="T2">Registro de Usuario y Gestión de Perfil</text:span></text:span></text:p>
          <text:list>
            <text:list-item>
              <text:p text:style-name="P6"><text:span text:style-name="Strong_20_Emphasis"><text:span text:style-name="T2">Descripción</text:span></text:span><text:span text:style-name="T2">: Los usuarios pueden registrarse y actualizar su perfil.</text:span></text:p>
            </text:list-item>
            <text:list-item>
              <text:p text:style-name="P6"><text:span text:style-name="Strong_20_Emphasis"><text:span text:style-name="T2">Entidades Involucradas</text:span></text:span><text:span text:style-name="T2">: Usuario.</text:span></text:p>
            </text:list-item>
          </text:list>
        </text:list-item>
        <text:list-item>
          <text:p text:style-name="P5"><text:span text:style-name="Strong_20_Emphasis"><text:span text:style-name="T2">Agregar y Gestionar Recetas</text:span></text:span></text:p>
          <text:list>
            <text:list-item>
              <text:p text:style-name="P6"><text:span text:style-name="Strong_20_Emphasis"><text:span text:style-name="T2">Descripción</text:span></text:span><text:span text:style-name="T2">: Los usuarios pueden agregar, editar y eliminar recetas.</text:span></text:p>
            </text:list-item>
            <text:list-item>
              <text:p text:style-name="P6"><text:span text:style-name="Strong_20_Emphasis"><text:span text:style-name="T2">Entidades Involucradas</text:span></text:span><text:span text:style-name="T2">: Receta, Usuario.</text:span></text:p>
            </text:list-item>
          </text:list>
        </text:list-item>
        <text:list-item>
          <text:p text:style-name="P5"><text:span text:style-name="Strong_20_Emphasis"><text:span text:style-name="T2">Buscar Recetas por Ingredientes</text:span></text:span></text:p>
          <text:list>
            <text:list-item>
              <text:p text:style-name="P6"><text:span text:style-name="Strong_20_Emphasis"><text:span text:style-name="T2">Descripción</text:span></text:span><text:span text:style-name="T2">: Los usuarios pueden buscar recetas en función de los ingredientes que tienen disponibles.</text:span></text:p>
            </text:list-item>
            <text:list-item>
              <text:p text:style-name="P5"><text:span text:style-name="Strong_20_Emphasis"><text:span text:style-name="T2">Entidades Involucradas</text:span></text:span><text:span text:style-name="T2">: Receta, Ingrediente.</text:span></text:p>
            </text:list-item>
          </text:list>
        </text:list-item>
      </text:list>
      <text:p text:style-name="Text_20_body"><text:span text:style-name="Strong_20_Emphasis"><text:span text:style-name="T2">Entidades:</text:span></text:span></text:p>
      <text:list text:style-name="L3">
        <text:list-item>
          <text:p text:style-name="P7"><text:span text:style-name="Strong_20_Emphasis"><text:span text:style-name="T2">Usuario</text:span></text:span></text:p>
          <text:list>
            <text:list-item>
              <text:p text:style-name="P8"><text:span text:style-name="Strong_20_Emphasis"><text:span text:style-name="T2">Atributos</text:span></text:span><text:span text:style-name="T2">: ID, nombre, correo electrónico, contraseña, preferencias dietéticas, nivel de habilidad culinaria.</text:span></text:p>
            </text:list-item>
          </text:list>
        </text:list-item>
        <text:list-item>
          <text:p text:style-name="P7"><text:span text:style-name="Strong_20_Emphasis"><text:span text:style-name="T2">Receta</text:span></text:span></text:p>
          <text:list>
            <text:list-item>
              <text:p text:style-name="P8"><text:span text:style-name="Strong_20_Emphasis"><text:span text:style-name="T2">Atributos</text:span></text:span><text:span text:style-name="T2">: ID, título, descripción, ingredientes (lista), pasos de preparación, creador (ID de usuario).</text:span></text:p>
            </text:list-item>
          </text:list>
        </text:list-item>
        <text:list-item>
          <text:p text:style-name="P7"><text:soft-page-break/><text:span text:style-name="Strong_20_Emphasis"><text:span text:style-name="T2">Ingrediente</text:span></text:span></text:p>
          <text:list>
            <text:list-item>
              <text:p text:style-name="P7"><text:span text:style-name="Strong_20_Emphasis"><text:span text:style-name="T2">Atributos</text:span></text:span><text:span text:style-name="T2">: ID, nombre, tipo (vegetal, proteína, etc.).</text:span></text:p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8:30:58.485759646</meta:creation-date>
    <dc:date>2024-08-20T18:47:49.587644927</dc:date>
    <meta:editing-duration>PT24M6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2" meta:paragraph-count="31" meta:word-count="246" meta:character-count="1666" meta:non-whitespace-character-count="1473"/>
  </office:meta>
</office:document-meta>
</file>